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vertical lines after Canny edge; i-values of peak edge pixels per colum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looks like columns are 15 pixels apart, corresponding to 0.1m, i.e. 6.7mm/pixe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]-[.A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4]-[.A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5]-[.A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6]-[.A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7]-[.A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8]-[.A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9]-[.A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10]-[.A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11]-[.A10]"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3:22:50.335098811</meta:creation-date>
    <dc:date>2020-03-10T13:27:59.220753192</dc:date>
    <meta:editing-duration>PT5M7S</meta:editing-duration>
    <meta:editing-cycles>3</meta:editing-cycles>
    <meta:generator>LibreOffice/6.0.7.3$Linux_X86_64 LibreOffice_project/00m0$Build-3</meta:generator>
    <meta:document-statistic meta:table-count="1" meta:cell-count="23" meta:object-count="0"/>
  </office:meta>
</office:document-meta>
</file>